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Helvetica Neue" svg:font-family="'Helvetica Neue', Helvetica, Arial, 'Liberation Sans', Roboto, No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3.3111in"/>
    </style:style>
    <style:style style:name="Table1.B" style:family="table-column">
      <style:table-column-properties style:column-width="3.6139in"/>
    </style:style>
    <style:style style:name="Table1.A1" style:family="table-cell">
      <style:table-cell-properties style:vertical-align="middle" fo:padding-left="0.125in" fo:padding-right="0.125in" fo:padding-top="0.1667in" fo:padding-bottom="0.1667in" fo:border="0.05pt solid #e6ecef"/>
    </style:style>
    <style:style style:name="Table2" style:family="table">
      <style:table-properties style:width="6.925in" table:align="left" fo:background-color="#ffffff">
        <style:background-image/>
      </style:table-properties>
    </style:style>
    <style:style style:name="Table2.A" style:family="table-column">
      <style:table-column-properties style:column-width="3.4368in"/>
    </style:style>
    <style:style style:name="Table2.B" style:family="table-column">
      <style:table-column-properties style:column-width="3.4882in"/>
    </style:style>
    <style:style style:name="Table2.A1" style:family="table-cell">
      <style:table-cell-properties style:vertical-align="middle" fo:padding-left="0.125in" fo:padding-right="0.125in" fo:padding-top="0.1667in" fo:padding-bottom="0.1667in" fo:border="0.05pt solid #e6ecef"/>
    </style:style>
    <style:style style:name="P1" style:family="paragraph" style:parent-style-name="Heading_20_2">
      <style:paragraph-properties fo:margin-left="0in" fo:margin-right="0in" fo:margin-top="0.6665in" fo:margin-bottom="0.3335in" style:contextual-spacing="false" style:line-height-at-least="0.3543in" fo:text-align="start" style:justify-single-word="false" fo:orphans="2" fo:widows="2" fo:text-indent="0in" style:auto-text-indent="false"/>
      <style:text-properties fo:font-variant="normal" fo:text-transform="none" fo:color="#272c37" loext:opacity="100%" style:font-name="Roboto" fo:font-size="18pt" fo:letter-spacing="normal" fo:font-style="normal" fo:font-weight="normal"/>
    </style:style>
    <style:style style:name="P2" style:family="paragraph" style:parent-style-name="Heading_20_2">
      <style:text-properties fo:font-variant="normal" fo:text-transform="none" fo:color="#272c37" loext:opacity="100%" style:font-name="Roboto" fo:font-size="18pt" fo:letter-spacing="normal" fo:font-style="normal" fo:font-weight="normal"/>
    </style:style>
    <style:style style:name="P3" style:family="paragraph" style:parent-style-name="Heading_20_3">
      <style:paragraph-properties fo:margin-left="0in" fo:margin-right="0in" fo:margin-top="0.3335in" fo:margin-bottom="0.25in" style:contextual-spacing="false" style:line-height-at-least="0.2709in" fo:text-align="start" style:justify-single-word="false" fo:orphans="2" fo:widows="2" fo:text-indent="0in" style:auto-text-indent="false"/>
      <style:text-properties fo:font-variant="normal" fo:text-transform="none" fo:color="#272c37" loext:opacity="100%" style:font-name="Roboto" fo:font-size="18pt" fo:letter-spacing="normal" fo:font-style="normal" fo:font-weight="normal"/>
    </style:style>
    <style:style style:name="P4" style:family="paragraph" style:parent-style-name="Heading_20_4">
      <style:paragraph-properties fo:margin-left="0.4165in" fo:margin-right="0in" fo:margin-top="0in" fo:margin-bottom="0.1665in" style:contextual-spacing="false" fo:line-height="131%" fo:text-align="start" style:justify-single-word="false" fo:orphans="2" fo:widows="2" fo:text-indent="0in" style:auto-text-indent="false"/>
      <style:text-properties fo:font-variant="normal" fo:text-transform="none" fo:color="#ffffff" loext:opacity="100%" fo:letter-spacing="normal" fo:background-color="#f16fa1" loext:padding="0in" loext:border="none"/>
    </style:style>
    <style:style style:name="P5" style:family="paragraph" style:parent-style-name="Heading_20_4">
      <style:paragraph-properties fo:margin-left="0in" fo:margin-right="0in" fo:margin-top="0in" fo:margin-bottom="0.1665in" style:contextual-spacing="false" fo:line-height="131%" fo:text-align="start" style:justify-single-word="false" fo:orphans="2" fo:widows="2" fo:text-indent="0in" style:auto-text-indent="false"/>
      <style:text-properties fo:font-variant="normal" fo:text-transform="none" fo:color="#ffffff" loext:opacity="100%" fo:letter-spacing="normal" fo:background-color="#f16fa1" loext:padding="0in" loext:border="none"/>
    </style:style>
    <style:style style:name="P6" style:family="paragraph" style:parent-style-name="Table_20_Contents">
      <style:paragraph-properties fo:margin-top="0.25in" fo:margin-bottom="0.2709in" style:contextual-spacing="false" style:line-height-at-least="0.2709in" fo:text-align="center" style:justify-single-word="false"/>
      <style:text-properties fo:font-variant="normal" fo:text-transform="none" fo:color="#51565e" loext:opacity="100%" style:font-name="Roboto" fo:font-size="12pt" fo:font-style="normal" fo:font-weight="normal"/>
    </style:style>
    <style:style style:name="P7" style:family="paragraph" style:parent-style-name="Text_20_body">
      <style:paragraph-properties fo:margin-left="0in" fo:margin-right="0in" fo:margin-top="0in" fo:margin-bottom="0.2709in" style:contextual-spacing="false" style:line-height-at-least="0.2709in" fo:text-align="start" style:justify-single-word="false" fo:orphans="2" fo:widows="2" fo:text-indent="0in" style:auto-text-indent="false"/>
      <style:text-properties fo:font-variant="normal" fo:text-transform="none" fo:color="#51565e" loext:opacity="100%" style:font-name="Roboto" fo:font-size="12pt" fo:letter-spacing="normal" fo:font-style="normal" fo:font-weight="normal"/>
    </style:style>
    <style:style style:name="P8" style:family="paragraph" style:parent-style-name="Quotations">
      <style:paragraph-properties fo:margin-left="0in" fo:margin-right="0in" fo:orphans="2" fo:widows="2" fo:text-indent="0in" style:auto-text-indent="false"/>
    </style:style>
    <style:style style:name="P9" style:family="paragraph" style:parent-style-name="Table_20_Contents">
      <style:paragraph-properties fo:margin-top="0.25in" fo:margin-bottom="0.2709in" style:contextual-spacing="false" style:line-height-at-least="0.2709in" fo:text-align="center" style:justify-single-word="false"/>
    </style:style>
    <style:style style:name="P10" style:family="paragraph" style:parent-style-name="Text_20_body">
      <style:paragraph-properties fo:margin-left="0in" fo:margin-right="0in" fo:margin-top="0in" fo:margin-bottom="0.2709in" style:contextual-spacing="false" style:line-height-at-least="0.2709in" fo:text-align="start" style:justify-single-word="false" fo:orphans="2" fo:widows="2" fo:text-indent="0in" style:auto-text-indent="false"/>
    </style:style>
    <style:style style:name="P11" style:family="paragraph" style:parent-style-name="Heading_20_1">
      <style:paragraph-properties fo:margin-left="0in" fo:margin-right="0in" fo:margin-top="0in" fo:margin-bottom="0.1965in" style:contextual-spacing="false" fo:line-height="115%" fo:text-align="start" style:justify-single-word="false" fo:orphans="2" fo:widows="2" fo:text-indent="0in" style:auto-text-indent="false"/>
      <style:text-properties fo:font-variant="normal" fo:text-transform="none" fo:color="#212529" loext:opacity="100%" style:font-name="Helvetica Neue" fo:font-size="12pt" fo:letter-spacing="normal" fo:font-style="normal" fo:font-weight="bold" loext:padding="0in" loext:border="none"/>
    </style:style>
    <style:style style:name="P12" style:family="paragraph" style:parent-style-name="Heading_20_2">
      <style:paragraph-properties fo:margin-left="0in" fo:margin-right="0in" fo:margin-top="0in" fo:margin-bottom="0in" style:contextual-spacing="false" fo:line-height="125%" fo:text-align="start" style:justify-single-word="false" fo:orphans="2" fo:widows="2" fo:text-indent="0in" style:auto-text-indent="false"/>
      <style:text-properties fo:font-variant="normal" fo:text-transform="none" fo:color="#2d2d2d" loext:opacity="100%" style:font-name="Helvetica Neue" fo:font-size="12pt" fo:letter-spacing="normal" fo:font-style="normal" fo:font-weight="bold" loext:padding="0in" loext:border="none"/>
    </style:style>
    <style:style style:name="P13" style:family="paragraph" style:parent-style-name="Heading_20_3">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2d2d2d" loext:opacity="100%" style:font-name="Helvetica Neue" fo:font-size="12pt" fo:letter-spacing="normal" fo:font-style="normal" fo:font-weight="bold" loext:padding="0in" loext:border="none"/>
    </style:style>
    <style:style style:name="P14" style:family="paragraph" style:parent-style-name="Horizontal_20_Line">
      <style:paragraph-properties fo:text-align="start" style:justify-single-word="false" fo:orphans="5" fo:widows="2"/>
    </style:style>
    <style:style style:name="P15"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12529" loext:opacity="100%" style:font-name="Helvetica Neue" fo:font-size="12pt" fo:letter-spacing="normal" fo:font-style="normal" fo:font-weight="normal" loext:padding="0in" loext:border="none"/>
    </style:style>
    <style:style style:name="P16" style:family="paragraph" style:parent-style-name="Standard">
      <style:paragraph-properties fo:margin-left="0in" fo:margin-right="0in" fo:text-align="start" style:justify-single-word="false" fo:orphans="5" fo:widows="2" fo:text-indent="0in" style:auto-text-indent="false"/>
      <style:text-properties fo:font-variant="normal" fo:text-transform="none" fo:color="#666666" loext:opacity="100%" style:font-name="Helvetica Neue" fo:font-size="12pt" fo:letter-spacing="normal" fo:font-style="normal" fo:font-weight="bold" loext:padding="0in" loext:border="none"/>
    </style:style>
    <style:style style:name="P17" style:family="paragraph" style:parent-style-name="Text_20_body" style:list-style-name="L1">
      <style:paragraph-properties fo:margin-top="0in" fo:margin-bottom="0.1457in" style:contextual-spacing="false" style:line-height-at-least="0.25in" fo:text-align="start" style:justify-single-word="false" fo:orphans="2" fo:widows="2" fo:padding="0in" fo:border="none"/>
    </style:style>
    <style:style style:name="P18" style:family="paragraph" style:parent-style-name="Text_20_body" style:list-style-name="L3">
      <style:paragraph-properties fo:margin-top="0in" fo:margin-bottom="0.1457in" style:contextual-spacing="false" style:line-height-at-least="0.25in" fo:text-align="start" style:justify-single-word="false" fo:orphans="2" fo:widows="2" fo:padding="0in" fo:border="none"/>
    </style:style>
    <style:style style:name="P19" style:family="paragraph" style:parent-style-name="Text_20_body" style:list-style-name="L2">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20" style:family="paragraph" style:parent-style-name="Text_20_body" style:list-style-name="L4">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21" style:family="paragraph" style:parent-style-name="Text_20_body" style:list-style-name="L5">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22" style:family="paragraph" style:parent-style-name="Text_20_body" style:list-style-name="L6">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23" style:family="paragraph" style:parent-style-name="Text_20_body" style:list-style-name="L7">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24" style:family="paragraph" style:parent-style-name="Text_20_body" style:list-style-name="L8">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25" style:family="paragraph" style:parent-style-name="Text_20_body" style:list-style-name="L9">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26" style:family="paragraph" style:parent-style-name="Text_20_body" style:list-style-name="L10">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27" style:family="paragraph" style:parent-style-name="Text_20_body" style:list-style-name="L11">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28" style:family="paragraph" style:parent-style-name="Text_20_body" style:list-style-name="L12">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29" style:family="paragraph" style:parent-style-name="Text_20_body" style:list-style-name="L13">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30" style:family="paragraph" style:parent-style-name="Text_20_body" style:list-style-name="L14">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31" style:family="paragraph" style:parent-style-name="Text_20_body" style:list-style-name="L15">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32" style:family="paragraph" style:parent-style-name="Text_20_body" style:list-style-name="L16">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33" style:family="paragraph" style:parent-style-name="Text_20_body" style:list-style-name="L17">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34" style:family="paragraph" style:parent-style-name="Text_20_body" style:list-style-name="L18">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35" style:family="paragraph" style:parent-style-name="Text_20_body" style:list-style-name="L19">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36" style:family="paragraph" style:parent-style-name="Text_20_body" style:list-style-name="L20">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37" style:family="paragraph" style:parent-style-name="Text_20_body" style:list-style-name="L21">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38" style:family="paragraph" style:parent-style-name="Text_20_body" style:list-style-name="L22">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39" style:family="paragraph" style:parent-style-name="Text_20_body" style:list-style-name="L23">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40" style:family="paragraph" style:parent-style-name="Text_20_body" style:list-style-name="L24">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41" style:family="paragraph" style:parent-style-name="Text_20_body" style:list-style-name="L25">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42" style:family="paragraph" style:parent-style-name="Text_20_body" style:list-style-name="L26">
      <style:paragraph-properties fo:margin-top="0in" fo:margin-bottom="0.1457in" style:contextual-spacing="false" style:line-height-at-least="0.25in" fo:text-align="start" style:justify-single-word="false" fo:orphans="2" fo:widows="2" fo:padding="0in" fo:border="none"/>
      <style:text-properties fo:font-variant="normal" fo:text-transform="none" fo:color="#51565e" loext:opacity="100%" style:font-name="Roboto" fo:font-size="12pt" fo:letter-spacing="normal" fo:font-style="normal" fo:font-weight="normal"/>
    </style:style>
    <style:style style:name="P43" style:family="paragraph" style:parent-style-name="Text_20_body">
      <style:paragraph-properties fo:margin-top="0in" fo:margin-bottom="0in" style:contextual-spacing="false" fo:text-align="start" style:justify-single-word="false" fo:orphans="2" fo:widows="2"/>
      <style:text-properties fo:font-variant="normal" fo:text-transform="none" fo:color="#666666" loext:opacity="100%" style:font-name="Helvetica Neue" fo:font-size="12pt" fo:letter-spacing="normal" fo:font-style="normal" fo:font-weight="bold" loext:padding="0in" loext:border="none"/>
    </style:style>
    <style:style style:name="P44"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595959" loext:opacity="100%" style:font-name="Helvetica Neue" fo:font-size="12pt" fo:letter-spacing="normal" fo:font-style="normal" fo:font-weight="normal" loext:padding="0in" loext:border="none"/>
    </style:style>
    <style:style style:name="P45" style:family="paragraph" style:parent-style-name="Text_20_body" style:list-style-name="L27">
      <style:paragraph-properties fo:margin-top="0in" fo:margin-bottom="0.1965in" style:contextual-spacing="false" fo:line-height="175%" fo:text-align="start" style:justify-single-word="false" fo:orphans="2" fo:widows="2"/>
      <style:text-properties fo:font-variant="normal" fo:text-transform="none" fo:color="#595959" loext:opacity="100%" style:font-name="Helvetica Neue" fo:font-size="12pt" fo:letter-spacing="normal" fo:font-style="normal" fo:font-weight="normal" loext:padding="0in" loext:border="none"/>
    </style:style>
    <style:style style:name="P4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style>
    <style:style style:name="P47" style:family="paragraph" style:parent-style-name="Text_20_body" style:list-style-name="L28">
      <style:paragraph-properties fo:margin-top="0in" fo:margin-bottom="0.1965in" style:contextual-spacing="false" fo:line-height="175%" fo:text-align="start" style:justify-single-word="false" fo:orphans="2" fo:widows="2"/>
    </style:style>
    <style:style style:name="T1" style:family="text">
      <style:text-properties fo:font-variant="normal" fo:text-transform="none" fo:color="#1179ef" loext:opacity="100%" style:text-line-through-style="none" style:text-line-through-type="none" style:font-name="Roboto" fo:font-size="12pt" fo:letter-spacing="normal" fo:font-style="normal" style:text-underline-style="none" fo:font-weight="normal" style:text-blinking="false"/>
    </style:style>
    <style:style style:name="T2" style:family="text">
      <style:text-properties fo:font-variant="normal" fo:text-transform="none" fo:color="#51565e" loext:opacity="100%" style:font-name="Roboto" fo:font-size="12pt" fo:font-style="normal" fo:font-weight="bold"/>
    </style:style>
    <style:style style:name="T3" style:family="text">
      <style:text-properties fo:font-variant="normal" fo:text-transform="none" fo:color="#51565e" loext:opacity="100%" style:font-name="Roboto" fo:font-size="12pt" fo:letter-spacing="normal" fo:font-style="normal" fo:font-weight="normal"/>
    </style:style>
    <style:style style:name="T4" style:family="text">
      <style:text-properties fo:font-variant="normal" fo:text-transform="none" fo:color="#51565e" loext:opacity="100%" style:font-name="Roboto" fo:font-size="12pt" fo:letter-spacing="normal" fo:font-style="normal" fo:font-weight="bold"/>
    </style:style>
    <style:style style:name="T5" style:family="text">
      <style:text-properties fo:font-variant="normal" fo:text-transform="none" fo:color="#595959" loext:opacity="100%" style:font-name="Helvetica Neue" fo:font-size="12pt" fo:letter-spacing="normal" fo:font-style="normal" fo:font-weight="bold" loext:padding="0in" loext:border="none"/>
    </style:style>
    <style:style style:name="T6" style:family="text">
      <style:text-properties fo:font-variant="normal" fo:text-transform="none" fo:color="#595959" loext:opacity="100%" style:font-name="Helvetica Neue" fo:font-size="12pt" fo:letter-spacing="normal" fo:font-style="normal" fo:font-weight="normal" loext:padding="0in" loext:border="none"/>
    </style:style>
    <style:style style:name="T7" style:family="text">
      <style:text-properties fo:font-variant="normal" fo:text-transform="none" fo:color="#2557a7" loext:opacity="100%" style:font-name="Helvetica Neue" fo:font-size="12pt" fo:letter-spacing="normal" fo:font-style="normal" style:text-underline-style="solid" style:text-underline-width="auto" style:text-underline-color="font-color" fo:font-weight="bold" fo:background-color="transparent" loext:char-shading-value="0" loext:padding="0in" loext:border="none"/>
    </style:style>
    <style:style style:name="T8" style:family="text">
      <style:text-properties fo:font-variant="normal" fo:text-transform="none" fo:color="#2557a7" loext:opacity="100%" style:font-name="Helvetica Neue" fo:font-size="12pt" fo:letter-spacing="normal" fo:font-style="normal" style:text-underline-style="solid" style:text-underline-width="auto" style:text-underline-color="font-color" fo:font-weight="normal" fo:background-color="transparent" loext:char-shading-value="0"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41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41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41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2083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scrum_master_interview_questions"/>Scrum Master Interview Questions</text:h>
      <text:p text:style-name="Standard"/>
      <text:p text:style-name="P7">Scrum is a popular Agile framework that incorporates the best principles that Agile has to offer. Thanks to this, Scrum has found widespread acceptance and usage by several organizations across the world. In this article on Scrum Master interview questions, we’re going to help you learn everything you need to know to ace your next Scrum Interview.</text:p>
      <text:h text:style-name="P1" text:outline-level="2"><text:bookmark text:name="scrum_master_interview_questions1"/>Scrum Master Interview Questions</text:h>
      <text:h text:style-name="P3" text:outline-level="3">1. What is Scrum?</text:h>
      <text:p text:style-name="P10"><text:a xlink:type="simple" xlink:href="https://www.simplilearn.com/tutorials/agile-scrum-tutorial/what-is-scrum" office:target-frame-name="_blank" xlink:show="new" text:style-name="Internet_20_link" text:visited-style-name="Visited_20_Internet_20_Link"><text:span text:style-name="T1">Scrum</text:span></text:a><text:span text:style-name="T3"> is an </text:span><text:a xlink:type="simple" xlink:href="https://www.simplilearn.com/tutorials/agile-scrum-tutorial/what-is-agile" office:target-frame-name="_blank" xlink:show="new" text:style-name="Internet_20_link" text:visited-style-name="Visited_20_Internet_20_Link"><text:span text:style-name="T1">Agile</text:span></text:a><text:span text:style-name="T3"> framework that can help teams work together. Scrum can enable teams to learn from experiences, self-organize while working on problems, to reflect on their victories and failures, to make improvements. This Agile Scrum interview question is often used as a starter question to get the interview moving. </text:span></text:p>
      <text:h text:style-name="P3" text:outline-level="3">2. Define the roles in Scrum?</text:h>
      <text:list xml:id="list4222424108" text:style-name="L1">
        <text:list-item>
          <text:p text:style-name="P17"><text:span text:style-name="Strong_20_Emphasis"><text:span text:style-name="T4">Product Owner</text:span></text:span><text:span text:style-name="T3">: The product owner is an individual who is responsible for increasing the ROI by determining product features, prioritizing these features into a list, what needs to be focused on the upcoming sprint, and much more. These are constantly re-prioritized and refined.</text:span></text:p>
        </text:list-item>
        <text:list-item>
          <text:p text:style-name="P17"><text:span text:style-name="Strong_20_Emphasis"><text:span text:style-name="T4">Scrum Master</text:span></text:span><text:span text:style-name="T3">: This individual helps the team in learning to apply Scrum to ensure optimum business value. The scrum master removes impediments, shields the team from distractions, and enables them to adopt agile practices.</text:span></text:p>
        </text:list-item>
        <text:list-item>
          <text:p text:style-name="P17"><text:span text:style-name="Strong_20_Emphasis"><text:span text:style-name="T4">Scrum Team</text:span></text:span><text:span text:style-name="T3">: They are a collection of individuals who work together to ensure that the requirements of the stakeholders are delivered.</text:span></text:p>
        </text:list-item>
      </text:list>
      <text:h text:style-name="P3" text:outline-level="3"><text:soft-page-break/>3. What are the responsibilities of the Scrum Team?</text:h>
      <text:p text:style-name="P7">The Scrum Team is one that’s self-organizing and involves five to seven members. The following are their responsibilities:</text:p>
      <text:list xml:id="list4112439341" text:style-name="L2">
        <text:list-item>
          <text:p text:style-name="P19">Working products must be developed and delivered during each sprint.</text:p>
        </text:list-item>
        <text:list-item>
          <text:p text:style-name="P19">Ownership and transparency must be ensured for the work assigned to the team members.</text:p>
        </text:list-item>
        <text:list-item>
          <text:p text:style-name="P19">Correct and crisp information must be provided to ensure a successful daily scrum meeting.</text:p>
        </text:list-item>
        <text:list-item>
          <text:p text:style-name="P19">They must collaborate with the team and themselves.</text:p>
        </text:list-item>
      </text:list>
      <text:h text:style-name="P3" text:outline-level="3">4. Differentiate Between Agile and Scrum.</text:h>
      <text:p text:style-name="P7">The difference between Agile and Scrum is a very fundamental and common Agile Scrum interview question asked in an interview.</text:p>
      <table:table table:name="Table1" table:style-name="Table1">
        <table:table-column table:style-name="Table1.A"/>
        <table:table-column table:style-name="Table1.B"/>
        <table:table-row table:style-name="TableLine3043038628304">
          <table:table-cell table:style-name="Table1.A1" office:value-type="string">
            <text:p text:style-name="P9"><text:span text:style-name="Strong_20_Emphasis"><text:span text:style-name="T2">Agile</text:span></text:span></text:p>
          </table:table-cell>
          <table:table-cell table:style-name="Table1.A1" office:value-type="string">
            <text:p text:style-name="P9"><text:span text:style-name="Strong_20_Emphasis"><text:span text:style-name="T2">Scrum</text:span></text:span></text:p>
          </table:table-cell>
        </table:table-row>
        <table:table-row table:style-name="TableLine3043038638912">
          <table:table-cell table:style-name="Table1.A1" office:value-type="string">
            <text:p text:style-name="P6">It is a set of principles that’s iterative and incremental in nature</text:p>
          </table:table-cell>
          <table:table-cell table:style-name="Table1.A1" office:value-type="string">
            <text:p text:style-name="P6">It is an implementation of the Agile methodology</text:p>
          </table:table-cell>
        </table:table-row>
        <table:table-row table:style-name="TableLine3043038648432">
          <table:table-cell table:style-name="Table1.A1" office:value-type="string">
            <text:p text:style-name="P6">It is suited for projects involving a small team of experts</text:p>
          </table:table-cell>
          <table:table-cell table:style-name="Table1.A1" office:value-type="string">
            <text:p text:style-name="P6">It is used in teams that need to handle constant changing requirements</text:p>
          </table:table-cell>
        </table:table-row>
        <text:soft-page-break/>
        <table:table-row table:style-name="TableLine3043038654144">
          <table:table-cell table:style-name="Table1.A1" office:value-type="string">
            <text:p text:style-name="P6">The project head takes care of all tasks and is vital to the project</text:p>
          </table:table-cell>
          <table:table-cell table:style-name="Table1.A1" office:value-type="string">
            <text:p text:style-name="P6">There is no leader. Issues are handled by the scrum master and the team</text:p>
          </table:table-cell>
        </table:table-row>
        <table:table-row table:style-name="TableLine3043038640816">
          <table:table-cell table:style-name="Table1.A1" office:value-type="string">
            <text:p text:style-name="P6">Changes cannot be handled frequently</text:p>
          </table:table-cell>
          <table:table-cell table:style-name="Table1.A1" office:value-type="string">
            <text:p text:style-name="P6">Teams can react to changes quickly</text:p>
          </table:table-cell>
        </table:table-row>
        <table:table-row table:style-name="TableLine3043038651968">
          <table:table-cell table:style-name="Table1.A1" office:value-type="string">
            <text:p text:style-name="P6">It requires frequent delivery to the end-user</text:p>
          </table:table-cell>
          <table:table-cell table:style-name="Table1.A1" office:value-type="string">
            <text:p text:style-name="P6">Sprints provide workable builds of the final product to the user for feedback</text:p>
          </table:table-cell>
        </table:table-row>
        <table:table-row table:style-name="TableLine3043038641904">
          <table:table-cell table:style-name="Table1.A1" office:value-type="string">
            <text:p text:style-name="P6">There are face-to-face interactions between cross-functional teams</text:p>
          </table:table-cell>
          <table:table-cell table:style-name="Table1.A1" office:value-type="string">
            <text:p text:style-name="P6">There are daily stand-up meetings help with collaboration</text:p>
          </table:table-cell>
        </table:table-row>
        <table:table-row table:style-name="TableLine3043038646256">
          <table:table-cell table:style-name="Table1.A1" office:value-type="string">
            <text:p text:style-name="P6">Design and execution is simple</text:p>
          </table:table-cell>
          <table:table-cell table:style-name="Table1.A1" office:value-type="string">
            <text:p text:style-name="P6">Design and execution can be innovative and experimental</text:p>
          </table:table-cell>
        </table:table-row>
      </table:table>
      <text:h text:style-name="P3" text:outline-level="3">5. What are the Artifacts of the Scrum Process?</text:h>
      <text:list xml:id="list3145508972" text:style-name="L3">
        <text:list-item>
          <text:p text:style-name="P18"><text:span text:style-name="Strong_20_Emphasis"><text:span text:style-name="T4">Product Backlog</text:span></text:span><text:span text:style-name="T3">: It is a list that consists of new features, changes to features, bug fixes, changes to the infrastructure, and other activities to ensure a particular output can be obtained.</text:span></text:p>
        </text:list-item>
        <text:list-item>
          <text:p text:style-name="P18"><text:span text:style-name="Strong_20_Emphasis"><text:span text:style-name="T4">Sprint Backlog</text:span></text:span><text:span text:style-name="T3">: It is a subset of the product backlog that contains tasks focused on by the team to satisfy the sprint goal. Teams first identify the tasks to be completed from the product backlog. These are then added to the sprint backlog.</text:span></text:p>
        </text:list-item>
        <text:list-item>
          <text:p text:style-name="P18"><text:soft-page-break/><text:span text:style-name="Strong_20_Emphasis"><text:span text:style-name="T4">Product Increment</text:span></text:span><text:span text:style-name="T3">: It is a combination of all product backlog items completed in a sprint and the value of previous sprints' increments. The output must be in usable condition, even if the product owner doesn’t release it.</text:span></text:p>
        </text:list-item>
      </text:list>
      <text:h text:style-name="P3" text:outline-level="3">6. How are the Product and Sprint Backlog different from One Another?</text:h>
      <table:table table:name="Table2" table:style-name="Table2">
        <table:table-column table:style-name="Table2.A"/>
        <table:table-column table:style-name="Table2.B"/>
        <table:table-row table:style-name="TableLine3043038646800">
          <table:table-cell table:style-name="Table2.A1" office:value-type="string">
            <text:p text:style-name="P9"><text:span text:style-name="Strong_20_Emphasis"><text:span text:style-name="T2">Product Backlog</text:span></text:span></text:p>
          </table:table-cell>
          <table:table-cell table:style-name="Table2.A1" office:value-type="string">
            <text:p text:style-name="P9"><text:span text:style-name="Strong_20_Emphasis"><text:span text:style-name="T2">Sprint Backlog</text:span></text:span></text:p>
          </table:table-cell>
        </table:table-row>
        <table:table-row table:style-name="TableLine3043038649520">
          <table:table-cell table:style-name="Table2.A1" office:value-type="string">
            <text:p text:style-name="P6">It is a list of items that need to be completed for developing the product</text:p>
          </table:table-cell>
          <table:table-cell table:style-name="Table2.A1" office:value-type="string">
            <text:p text:style-name="P6">It is a list of items to be completed during each sprint</text:p>
          </table:table-cell>
        </table:table-row>
        <table:table-row table:style-name="TableLine3043038647888">
          <table:table-cell table:style-name="Table2.A1" office:value-type="string">
            <text:p text:style-name="P6">The backlog is collected from the customer by the product owner and assigned to the team</text:p>
          </table:table-cell>
          <table:table-cell table:style-name="Table2.A1" office:value-type="string">
            <text:p text:style-name="P6">The team collects the backlog from the product owner and sets up the time frame for the sprint</text:p>
          </table:table-cell>
        </table:table-row>
        <table:table-row table:style-name="TableLine3043038651152">
          <table:table-cell table:style-name="Table2.A1" office:value-type="string">
            <text:p text:style-name="P6">It has a specific end goal</text:p>
          </table:table-cell>
          <table:table-cell table:style-name="Table2.A1" office:value-type="string">
            <text:p text:style-name="P6">It is specific to a sprint</text:p>
          </table:table-cell>
        </table:table-row>
        <table:table-row table:style-name="TableLine3043038645168">
          <table:table-cell table:style-name="Table2.A1" office:value-type="string">
            <text:p text:style-name="P6">Based on customer vision</text:p>
          </table:table-cell>
          <table:table-cell table:style-name="Table2.A1" office:value-type="string">
            <text:p text:style-name="P6">Can vary based on product vision defined by the product owner</text:p>
          </table:table-cell>
        </table:table-row>
        <text:soft-page-break/>
        <table:table-row table:style-name="TableLine3043038654416">
          <table:table-cell table:style-name="Table2.A1" office:value-type="string">
            <text:p text:style-name="P6">It’s independent of the sprint backlog</text:p>
          </table:table-cell>
          <table:table-cell table:style-name="Table2.A1" office:value-type="string">
            <text:p text:style-name="P6">It’s dependant on the product backlog</text:p>
          </table:table-cell>
        </table:table-row>
        <table:table-row table:style-name="TableLine3043038641088">
          <table:table-cell table:style-name="Table2.A1" office:value-type="string">
            <text:p text:style-name="P6">The product owner maintains the backlog until the project is complete</text:p>
          </table:table-cell>
          <table:table-cell table:style-name="Table2.A1" office:value-type="string">
            <text:p text:style-name="P6">Each new sprint has backlogs added by the team</text:p>
          </table:table-cell>
        </table:table-row>
      </table:table>
      <text:h text:style-name="P5" text:outline-level="4"/>
      <text:h text:style-name="P3" text:outline-level="3">7. Who is a Scrum Master? And what does he/she do?</text:h>
      <text:p text:style-name="P7">A Scrum Master is someone who promotes and supports the usage of Scrum within the team.</text:p>
      <text:list xml:id="list2677523447" text:style-name="L4">
        <text:list-item>
          <text:p text:style-name="P20">He/She understands the theory, practices, rules and, values of Scrum</text:p>
        </text:list-item>
        <text:list-item>
          <text:p text:style-name="P20">He/She ensures that the team follows the values, principles and, practices of Scrum</text:p>
        </text:list-item>
        <text:list-item>
          <text:p text:style-name="P20">They remove any distractions and impediments that hamper the progress of the project</text:p>
        </text:list-item>
        <text:list-item>
          <text:p text:style-name="P20">The Scrum Master ensures that the team delivers value during the sprint</text:p>
        </text:list-item>
      </text:list>
      <text:h text:style-name="P3" text:outline-level="3">8. What happens in Daily Stand-up sessions?</text:h>
      <text:p text:style-name="P7">Stand-up sessions are daily discussions that take place and are usually 15 minutes long. Daily Stand-up sessions help understand:</text:p>
      <text:list xml:id="list1823638405" text:style-name="L5">
        <text:list-item>
          <text:p text:style-name="P21">What tasks went well</text:p>
        </text:list-item>
        <text:list-item>
          <text:p text:style-name="P21">What tasks were completed </text:p>
        </text:list-item>
        <text:list-item>
          <text:p text:style-name="P21">What tasks are pending, and</text:p>
        </text:list-item>
        <text:list-item>
          <text:p text:style-name="P21">The obstacles the team is facing</text:p>
        </text:list-item>
      </text:list>
      <text:p text:style-name="P7"><text:soft-page-break/>The meeting helps in understanding the overall scope and status of the project. Further discussions can take place after the stand-up sessions.</text:p>
      <text:h text:style-name="P3" text:outline-level="3">9. What is Scrum-ban?</text:h>
      <text:list xml:id="list3882082347" text:style-name="L6">
        <text:list-item>
          <text:p text:style-name="P22">Scrum-ban is a methodology that’s a combination of Scrum and Kanban. Scrum-ban can be used to meet the needs of the team, and to minimize the batching of work, and to adopt a pull-based system.</text:p>
        </text:list-item>
        <text:list-item>
          <text:p text:style-name="P22">It ingeniously includes the structure of Scrum and the flexibility and visualization of Kanban.</text:p>
        </text:list-item>
      </text:list>
      <text:h text:style-name="P3" text:outline-level="3">10. What is Sprint 0 and Spike?</text:h>
      <text:list xml:id="list1834809522" text:style-name="L7">
        <text:list-item>
          <text:p text:style-name="P23">Sprint 0 refers to the small amount of effort put in to create a rough skeleton of the product backlog. It also includes insights towards estimating the release of products. Sprint 0 is required for: </text:p>
          <text:list>
            <text:list-item>
              <text:p text:style-name="P23">Creating the project skeleton, along with research spikes</text:p>
            </text:list-item>
            <text:list-item>
              <text:p text:style-name="P23">Keeping minimal design</text:p>
            </text:list-item>
            <text:list-item>
              <text:p text:style-name="P23">Developing some stories completely</text:p>
            </text:list-item>
            <text:list-item>
              <text:p text:style-name="P23">Having low velocity and being lightweight</text:p>
            </text:list-item>
          </text:list>
        </text:list-item>
        <text:list-item>
          <text:p text:style-name="P23">The spike is a set of activities that involve Extreme Programming (XP) for research, design, investigation, creating POCs, etc.</text:p>
        </text:list-item>
        <text:list-item>
          <text:p text:style-name="P23">The spike aims to reduce risks of the technical approach, helping gain knowledge to better understand requirements and improve reliability</text:p>
        </text:list-item>
      </text:list>
      <text:h text:style-name="P3" text:outline-level="3"><text:soft-page-break/>11. What is ‘Scrum of Scrums’?</text:h>
      <text:list xml:id="list2269754369" text:style-name="L8">
        <text:list-item>
          <text:p text:style-name="P24">It is a terminology used for scaled agile technologies, which is required to control and collaborate with multiple scrum teams. It is best used in situations where teams are collaborating on complex assignments. </text:p>
        </text:list-item>
        <text:list-item>
          <text:p text:style-name="P24">It is also used to ensure that the required transparency, collaboration, adaption, and adoption are established and to ensure that the products are deployed and delivered. </text:p>
        </text:list-item>
      </text:list>
      <text:h text:style-name="P3" text:outline-level="3">12. What is User-Story Mapping?</text:h>
      <text:list xml:id="list245299053" text:style-name="L9">
        <text:list-item>
          <text:p text:style-name="P25">User story mapping represents and arranges user stories that help with understanding system functionalities, system backlog, planning releases, and providing value to customers.</text:p>
        </text:list-item>
        <text:list-item>
          <text:p text:style-name="P25">They arrange user stories based on their priority on the horizontal axis. On the vertical axis, they are represented based on the increasing levels of sophistication.</text:p>
        </text:list-item>
      </text:list>
      <text:h text:style-name="P4" text:outline-level="4"/>
      <text:h text:style-name="P3" text:outline-level="3">13. What happens in a Sprint Retrospective?</text:h>
      <text:p text:style-name="P7">The sprint retrospective takes place after the sprint review. During this meeting, past mistakes, potential issues, and new methods to handle them are discussed. This data is incorporated into the planning of a new sprint.</text:p>
      <text:h text:style-name="P3" text:outline-level="3">14. What is Empirical Process Control in Scrum?</text:h>
      <text:list xml:id="list208913525" text:style-name="L10">
        <text:list-item>
          <text:p text:style-name="P26">Empiricism refers to work that’s based on facts, experiences, evidence, observations, and experimentation. It is established and followed in Scrum to ensure project progress and interpretation is based on facts of observations.</text:p>
        </text:list-item>
        <text:list-item>
          <text:p text:style-name="P26">It relies on transparency, observation, and adaption.</text:p>
        </text:list-item>
        <text:list-item>
          <text:p text:style-name="P26"><text:soft-page-break/>The mindset of the team and the shift in thought process and culture are essential to achieve the agility required by the organization.</text:p>
        </text:list-item>
      </text:list>
      <text:h text:style-name="P3" text:outline-level="3">15. What are Some drawbacks to using Scrum?</text:h>
      <text:list xml:id="list3211305017" text:style-name="L11">
        <text:list-item>
          <text:p text:style-name="P27">Scrum requires individuals with experience</text:p>
        </text:list-item>
        <text:list-item>
          <text:p text:style-name="P27">Teams need to be collaborative and committed to ensuring results</text:p>
        </text:list-item>
        <text:list-item>
          <text:p text:style-name="P27">A scrum master with lesser experience can cause the collapse of the project</text:p>
        </text:list-item>
        <text:list-item>
          <text:p text:style-name="P27">Tasks need to be well defined, lest the project has many inaccuracies</text:p>
        </text:list-item>
        <text:list-item>
          <text:p text:style-name="P27">It works better for smaller projects and is difficult to scale to larger, more complex projects</text:p>
        </text:list-item>
      </text:list>
      <text:p text:style-name="P8"><text:span text:style-name="T3">Preparing for agile scrum master certification? Here're 40 Scrum Master Certification sample questions. </text:span><text:a xlink:type="simple" xlink:href="https://www.simplilearn.com/agile-scrum-master-exam-prep-free-practice-test" office:target-frame-name="_blank" xlink:show="new" text:style-name="Internet_20_link" text:visited-style-name="Visited_20_Internet_20_Link"><text:span text:style-name="T1">Take this free practice test to know where you stand</text:span></text:a><text:span text:style-name="T3">!</text:span></text:p>
      <text:h text:style-name="P3" text:outline-level="3">16. What are the key skills of a Scrum Master?</text:h>
      <text:list xml:id="list2976127522" text:style-name="L12">
        <text:list-item>
          <text:p text:style-name="P28">A strong understanding of Scrum and Agile concepts</text:p>
        </text:list-item>
        <text:list-item>
          <text:p text:style-name="P28">Fine-tuned organizational skills</text:p>
        </text:list-item>
        <text:list-item>
          <text:p text:style-name="P28">Familiarity with the technology used by the team</text:p>
        </text:list-item>
        <text:list-item>
          <text:p text:style-name="P28">To be able to coach and teach the team to follow Scrum practices</text:p>
        </text:list-item>
        <text:list-item>
          <text:p text:style-name="P28">Having the ability to handle conflicts and resolve them quickly</text:p>
        </text:list-item>
        <text:list-item>
          <text:p text:style-name="P28">To be a servant leader</text:p>
        </text:list-item>
      </text:list>
      <text:h text:style-name="P3" text:outline-level="3">17. How can discord be dealt with within the Scrum Team?</text:h>
      <text:list xml:id="list1853944615" text:style-name="L13">
        <text:list-item>
          <text:p text:style-name="P29">The issue’s root cause needs to be identified and addressed</text:p>
        </text:list-item>
        <text:list-item>
          <text:p text:style-name="P29">Complete ownership needs to be established</text:p>
        </text:list-item>
        <text:list-item>
          <text:p text:style-name="P29"><text:soft-page-break/>Try to diffuse the disagreement</text:p>
        </text:list-item>
        <text:list-item>
          <text:p text:style-name="P29">Emphasize on focus areas that complement the project</text:p>
        </text:list-item>
        <text:list-item>
          <text:p text:style-name="P29">A common understanding needs to be established to guide the team</text:p>
        </text:list-item>
        <text:list-item>
          <text:p text:style-name="P29">Performing continuous monitoring and providing complete visibility</text:p>
        </text:list-item>
      </text:list>
      <text:h text:style-name="P3" text:outline-level="3">18. What is a User Story?</text:h>
      <text:list xml:id="list1477516722" text:style-name="L14">
        <text:list-item>
          <text:p text:style-name="P30">A user story is an agile software development/ project management tool that provides teams with simple, natural language explanations of one or more features of the project that’s written from the perspective of the end-user.</text:p>
        </text:list-item>
        <text:list-item>
          <text:p text:style-name="P30">The user story doesn’t go into detail but only mentions how certain types of work will bring value to the end-user. The end-user, in this case, could be an external component or an internal customer/colleague within the organization.</text:p>
        </text:list-item>
        <text:list-item>
          <text:p text:style-name="P30">They also form the building block of agile frameworks like epics and other initiatives.</text:p>
        </text:list-item>
        <text:list-item>
          <text:p text:style-name="P30">They ensure that the teams work towards the goals of the organization, with the help of epics and initiatives.</text:p>
        </text:list-item>
        <text:list-item>
          <text:p text:style-name="P30">The requirements to make a user story a reality are added later, after discussions with the team.</text:p>
        </text:list-item>
        <text:list-item>
          <text:p text:style-name="P30">They are recorded on post-it notes, index cards, or project management software.</text:p>
        </text:list-item>
      </text:list>
      <text:h text:style-name="P4" text:outline-level="4"/>
      <text:h text:style-name="P3" text:outline-level="3">19. How are user stories, epics, and tasks different?</text:h>
      <text:list xml:id="list1085439614" text:style-name="L15">
        <text:list-item>
          <text:p text:style-name="P31">User Stories: They provide the team with simple explanations of the business’ requirements created from the end user's perspective.  </text:p>
        </text:list-item>
        <text:list-item>
          <text:p text:style-name="P31">Epics: An epic is a collection of related user stories. They are usually large and complex.</text:p>
        </text:list-item>
        <text:list-item>
          <text:p text:style-name="P31">Tasks: Tasks are used to break down user stories further. They’re the smallest unit in Scrum that is used to track work. A person or a team of two people usually work on a task.</text:p>
        </text:list-item>
      </text:list>
      <text:h text:style-name="P3" text:outline-level="3"><text:soft-page-break/>20. What is a Sprint?</text:h>
      <text:list xml:id="list3304047668" text:style-name="L16">
        <text:list-item>
          <text:p text:style-name="P32">Sprint is a terminology used in Scrum, used to describe a time-boxed iteration.</text:p>
        </text:list-item>
        <text:list-item>
          <text:p text:style-name="P32">During a sprint, a specific module or feature of the product is created.</text:p>
        </text:list-item>
        <text:list-item>
          <text:p text:style-name="P32">The duration of a sprint can vary between a week or two.</text:p>
        </text:list-item>
      </text:list>
      <text:h text:style-name="P3" text:outline-level="3">21. What is Velocity?</text:h>
      <text:p text:style-name="P7">Velocity is a metric used to measure the amount of work completed by a team during a sprint. It refers to the number of user stories completed in a sprint. </text:p>
      <text:h text:style-name="P3" text:outline-level="3">22. What are the responsibilities of a Product Owner?</text:h>
      <text:list xml:id="list1351682708" text:style-name="L17">
        <text:list-item>
          <text:p text:style-name="P33">Defines the vision for the project</text:p>
        </text:list-item>
        <text:list-item>
          <text:p text:style-name="P33">Anticipates the needs of the customer and creates appropriate user stories</text:p>
        </text:list-item>
        <text:list-item>
          <text:p text:style-name="P33">Evaluates project progress</text:p>
        </text:list-item>
        <text:list-item>
          <text:p text:style-name="P33">Acts as a liaison for all product-related questions</text:p>
        </text:list-item>
      </text:list>
      <text:h text:style-name="P3" text:outline-level="3">23. What is a Burnup and Burndown Chart?</text:h>
      <text:list xml:id="list3652833484" text:style-name="L18">
        <text:list-item>
          <text:p text:style-name="P34">A burnup chart is a tool that’s used to track the amount of work that’s been completed and to represent the total amount of work that needs to be done for a sprint/project.</text:p>
        </text:list-item>
        <text:list-item>
          <text:p text:style-name="P34">A burndown chart represents how fast working through user stories is. It shows total effort against the amount of work for each iteration.</text:p>
        </text:list-item>
      </text:list>
      <text:h text:style-name="P3" text:outline-level="3">24. How is Estimation Done in a Scrum Project?</text:h>
      <text:list xml:id="list3190328704" text:style-name="L19">
        <text:list-item>
          <text:p text:style-name="P35">The estimation of user stories is done based on their difficulty </text:p>
        </text:list-item>
        <text:list-item>
          <text:p text:style-name="P35"><text:soft-page-break/>A particular scale is used to assess the difficulty of the user stories. Some type of scales are: </text:p>
          <text:list>
            <text:list-item>
              <text:p text:style-name="P35">Numeric Sizing (1 - 10)</text:p>
            </text:list-item>
            <text:list-item>
              <text:p text:style-name="P35">T-shirt Sizes (S, M, L, XL…)</text:p>
            </text:list-item>
            <text:list-item>
              <text:p text:style-name="P35">Fibonacci Series (1, 2, 3, 5, 8…)</text:p>
            </text:list-item>
            <text:list-item>
              <text:p text:style-name="P35">Dog breeds (Great Dane, Chihuahua…)</text:p>
            </text:list-item>
          </text:list>
        </text:list-item>
      </text:list>
      <text:h text:style-name="P3" text:outline-level="3">25. What are some risks in Scrum? How are they handled?</text:h>
      <text:p text:style-name="P7">Some types of risks in Scrum are:</text:p>
      <text:list xml:id="list3349714991" text:style-name="L20">
        <text:list-item>
          <text:p text:style-name="P36">Budget: The risk of exceeding budgets</text:p>
        </text:list-item>
        <text:list-item>
          <text:p text:style-name="P36">People (team): Team members need to be of appropriate skill and capability</text:p>
        </text:list-item>
        <text:list-item>
          <text:p text:style-name="P36">Sprint (duration and deliverables): Exceeding the duration, addition of  the scope of work</text:p>
        </text:list-item>
        <text:list-item>
          <text:p text:style-name="P36">Product (user stories, epics): Having ill-defined user stories and epics</text:p>
        </text:list-item>
        <text:list-item>
          <text:p text:style-name="P36">Knowledge and capability: Having the appropriate resources </text:p>
        </text:list-item>
      </text:list>
      <text:p text:style-name="P7">Managing risks involves identifying, assessing, analyzing, defining, and implementing risk responses, monitoring, and managing them. These are done on a continual basis right from the starting of the project until completion. It is essential to understand that the impact of the risk is based on the proximity of the actual occurrence of the risk.</text:p>
      <text:p text:style-name="P8"><text:span text:style-name="T3">Gain deep insights into the highly popular Agile Scrum project methodology with the </text:span><text:a xlink:type="simple" xlink:href="https://www.simplilearn.com/agile-and-scrum/agile-scrum-master-certification-training" office:target-frame-name="_blank" xlink:show="new" text:style-name="Internet_20_link" text:visited-style-name="Visited_20_Internet_20_Link"><text:span text:style-name="T1">Agile Scrum Master Certification Training</text:span></text:a><text:span text:style-name="T3">! Check out the course now.</text:span></text:p>
      <text:h text:style-name="P3" text:outline-level="3">26. How does a Scrum Master track Sprint progress?</text:h>
      <text:list xml:id="list493328158" text:style-name="L21">
        <text:list-item>
          <text:p text:style-name="P37">Daily Scrum meetings</text:p>
        </text:list-item>
        <text:list-item>
          <text:p text:style-name="P37">Scrum retrospectives</text:p>
        </text:list-item>
        <text:list-item>
          <text:p text:style-name="P37"><text:soft-page-break/>Sprint planning</text:p>
        </text:list-item>
        <text:list-item>
          <text:p text:style-name="P37">Escaped defects</text:p>
        </text:list-item>
        <text:list-item>
          <text:p text:style-name="P37">Defect density</text:p>
        </text:list-item>
        <text:list-item>
          <text:p text:style-name="P37">Sprint burndown</text:p>
        </text:list-item>
        <text:list-item>
          <text:p text:style-name="P37">Team velocity </text:p>
        </text:list-item>
      </text:list>
      <text:h text:style-name="P3" text:outline-level="3">27. How to deal with Score Creep?</text:h>
      <text:p text:style-name="P7">Score creep refers to a change that’s uncontrolled and added without checking its impact on scope, time, cost, etc. </text:p>
      <text:p text:style-name="P7">To handle it, here’s what needs to be done: </text:p>
      <text:list xml:id="list188672540" text:style-name="L22">
        <text:list-item>
          <text:p text:style-name="P38">Close monitoring of work being done on a day-to-day basis.</text:p>
        </text:list-item>
        <text:list-item>
          <text:p text:style-name="P38">Understanding and communicating the vision to the team and ensuring they’re aligned.</text:p>
        </text:list-item>
        <text:list-item>
          <text:p text:style-name="P38">Capturing, reviewing the project requirements regularly (against what is delivered), to emphasize to the team &amp; customer about the requirements signed off.</text:p>
        </text:list-item>
        <text:list-item>
          <text:p text:style-name="P38">Ensuring that any changes introduced go through change control &amp; are implemented based on the approval for change request.</text:p>
        </text:list-item>
        <text:list-item>
          <text:p text:style-name="P38">Avoid gold plating.</text:p>
        </text:list-item>
      </text:list>
      <text:h text:style-name="P3" text:outline-level="3">28. What are MVP and MMP?</text:h>
      <text:list xml:id="list3396193557" text:style-name="L23">
        <text:list-item>
          <text:p text:style-name="P39">Minimum viable product (MVP) is a Lean Startup concept that stresses the impact of learning while performing product development. This allows one to test and understand the idea by getting exposed to the initial version for target customers &amp; users. To accomplish this, one has to collect all the relevant data and learn from that collected data. The thought behind MVP is to produce the product, to provide access to the users, and to observe how the product is used, perceived, and understood. This will also provide more insight towards what the customers’ or users’ needs are.</text:p>
        </text:list-item>
        <text:list-item>
          <text:p text:style-name="P39"><text:soft-page-break/>The MMP (Minimal Marketable Product) refers to the description of the product, which will have a minimal number of features that address the requirement of the users. The MMP would help also help the organization reduce the time to market</text:p>
        </text:list-item>
      </text:list>
      <text:h text:style-name="P3" text:outline-level="3">29. What does DoD mean?</text:h>
      <text:list xml:id="list2918584424" text:style-name="L24">
        <text:list-item>
          <text:p text:style-name="P40">Definition of Done (DoD) refers to the collection of deliverables, which includes written codes, comments on coding, unit tests, integration testing, design documents, release notes, etc. This adds verifiable and demonstrable values to project development. DoD is very helpful to scrum while identifying the deliverables to achieve the objective of the projects </text:p>
        </text:list-item>
        <text:list-item>
          <text:p text:style-name="P40">It helps with: </text:p>
          <text:list>
            <text:list-item>
              <text:p text:style-name="P40">Defining the steps required to deliver the iteration</text:p>
            </text:list-item>
            <text:list-item>
              <text:p text:style-name="P40">The usage of appropriate tools like burndown to make the process more effective</text:p>
            </text:list-item>
            <text:list-item>
              <text:p text:style-name="P40">Ensuring on-time feedback throughout the project life cycle</text:p>
            </text:list-item>
            <text:list-item>
              <text:p text:style-name="P40">Ensuring the walkthrough of the product backlog items are done and understood correctly</text:p>
            </text:list-item>
            <text:list-item>
              <text:p text:style-name="P40">The creation of a checklist for the product backlog items</text:p>
            </text:list-item>
            <text:list-item>
              <text:p text:style-name="P40">Ensuring the DoD is defined to become task-oriented</text:p>
            </text:list-item>
            <text:list-item>
              <text:p text:style-name="P40">Involving the product owner for reviewing during the sprint and sprint retrospective</text:p>
            </text:list-item>
          </text:list>
        </text:list-item>
      </text:list>
      <text:h text:style-name="P3" text:outline-level="3">30. How can a Scrum Master be a Servant Leader?</text:h>
      <text:list xml:id="list1727986242" text:style-name="L25">
        <text:list-item>
          <text:p text:style-name="P41">The term "servant leader" mainly focuses on the service orientation which a leader should demonstrate.</text:p>
        </text:list-item>
        <text:list-item>
          <text:p text:style-name="P41">The Scrum Master needs to be a facilitator, a guide, a mentor, etc.</text:p>
        </text:list-item>
        <text:list-item>
          <text:p text:style-name="P41">This helps the team have increased involvement, empowerment, etc.</text:p>
        </text:list-item>
      </text:list>
      <text:h text:style-name="P3" text:outline-level="3"><text:soft-page-break/>31. How can you coordinate between multiple teams?</text:h>
      <text:list xml:id="list1802341933" text:style-name="L26">
        <text:list-item>
          <text:p text:style-name="P42">One of the most common approaches for this is the Scrum of Scrums (SoS) meeting, where members representing each scrum team discuss the progress, performance, issues, risks, etc. together.</text:p>
        </text:list-item>
        <text:list-item>
          <text:p text:style-name="P42">The frequency of these meetings must be pre-defined. Generally, scrum masters would represent a particular scrum team, besides having the Chief Scrum Master (whose responsibility is coordination &amp; collaboration among all the scrums) who facilitates these meetings.</text:p>
        </text:list-item>
      </text:list>
      <text:p text:style-name="P8"><text:span text:style-name="T3">Gain deep insights into the highly popular Agile Scrum project methodology with the </text:span><text:a xlink:type="simple" xlink:href="https://www.simplilearn.com/agile-and-scrum/agile-scrum-master-certification-training" office:target-frame-name="_blank" xlink:show="new" text:style-name="Internet_20_link" text:visited-style-name="Visited_20_Internet_20_Link"><text:span text:style-name="T1">Agile Scrum Master Certification Training</text:span></text:a><text:span text:style-name="T3">! Check out the course now.</text:span></text:p>
      <text:h text:style-name="P3" text:outline-level="3">Next Steps</text:h>
      <text:p text:style-name="P10"><text:span text:style-name="T3">In this article on Scrum Master Interview Questions, we covered some important questions that’ll get you the dream job you’re looking for. Think you need more advanced upskilling? You can check out Simplilearn’s </text:span><text:a xlink:type="simple" xlink:href="https://www.simplilearn.com/agile-and-scrum/agile-scrum-master-certification-training" office:target-frame-name="_blank" xlink:show="new" text:style-name="Internet_20_link" text:visited-style-name="Visited_20_Internet_20_Link"><text:span text:style-name="T1">Agile Scrum Master Certification Training Course</text:span></text:a><text:span text:style-name="T3">. In this course, we cover how Agile can be implemented, different Agile methodologies, Scrum concepts, and much more in detail. The course will also enhance your ability to develop and deliver quality products to customers. </text:span></text:p>
      <text:p text:style-name="P7">And in case you have any questions, let us know in the comment section of this ‘Agile Scrum Interview Questions’ article, and our experts will get back to you at the earliest.</text:p>
      <text:p text:style-name="Standard"/>
      <text:p text:style-name="Standard"/>
      <text:h text:style-name="P11" text:outline-level="1">10 Scrum Interview Questions and Answers</text:h>
      <text:section text:style-name="Sect1" text:name="article-header">
        <text:p text:style-name="P43">December 16, 2020</text:p>
      </text:section>
      <text:section text:style-name="Sect1" text:name="social-sharing">
        <text:p text:style-name="P15">Share</text:p>
      </text:section>
      <text:section text:style-name="Sect1" text:name="content">
        <text:p text:style-name="P16">By: Indeed Editorial Team</text:p>
        <text:p text:style-name="P14"/>
        <text:p text:style-name="P44">Many companies use the Scrum project management method to ensure an efficient product development process. You may have an interview with a company that applies the Scrum framework and learning about related will help.</text:p>
        <text:p text:style-name="P44"><text:soft-page-break/>In this article, we will review Scrum interview questions and provide example answers to help you prepare for your interview. </text:p>
        <text:h text:style-name="P12" text:outline-level="2"><text:bookmark text:name="1"/>Scrum interview questions and how to answer them</text:h>
        <text:p text:style-name="P44">There are three categories of Scrum positions—Scrum master, product owner and Scrum team. The Scrum team could contain a variety of jobs, including software developers, quality assurance testers and designers. The following questions are some that you may encounter for any Scrum position:</text:p>
        <text:list xml:id="list3728791828" text:style-name="L27">
          <text:list-item>
            <text:p text:style-name="P45">How long is a sprint?</text:p>
          </text:list-item>
          <text:list-item>
            <text:p text:style-name="P45">What is the purpose of a retrospective?</text:p>
          </text:list-item>
          <text:list-item>
            <text:p text:style-name="P45">What is the most important function of a Scrum master?</text:p>
          </text:list-item>
          <text:list-item>
            <text:p text:style-name="P45">What is zero planning?</text:p>
          </text:list-item>
          <text:list-item>
            <text:p text:style-name="P45">What’s the difference between Agile and Scrum?</text:p>
          </text:list-item>
          <text:list-item>
            <text:p text:style-name="P45">Tell me about a time you encountered an impediment during a project.</text:p>
          </text:list-item>
          <text:list-item>
            <text:p text:style-name="P45">What is the function of stand-ups?</text:p>
          </text:list-item>
          <text:list-item>
            <text:p text:style-name="P45">What is the importance of a product backlog?</text:p>
          </text:list-item>
          <text:list-item>
            <text:p text:style-name="P45">What is the most important thing for a product owner to do?</text:p>
          </text:list-item>
          <text:list-item>
            <text:p text:style-name="P45">What is a user story?</text:p>
          </text:list-item>
        </text:list>
        <text:h text:style-name="P13" text:outline-level="3">1. How long is a sprint?</text:h>
        <text:p text:style-name="P44">In Scrum, projects usually progress in smaller timeframes called sprints. A sprint makes a longer project more manageable. You can provide an answer that describes how the length of a sprint helps a Scrum team maintain focus and successfully accomplish tasks within a reasonable amount of time. If possible, you should use specific examples of your experience with sprints.</text:p>
        <text:p text:style-name="P46"><text:soft-page-break/><text:span text:style-name="Strong_20_Emphasis"><text:span text:style-name="T5">Example:</text:span></text:span><text:span text:style-name="T6"> </text:span><text:span text:style-name="Emphasis"><text:span text:style-name="T6">“The length of a sprint can vary, though they usually last four weeks or 30 days. A month is usually sufficient time to finish one part of a project while staying on track. At one of my previous jobs as a designer, we had one project that lasted about a year. Almost every sprint lasted four weeks. There were a couple of shorter sprints based on the work that we needed to do to move forward with the rest of the project.”</text:span></text:span></text:p>
        <text:p text:style-name="P46"><text:span text:style-name="Strong_20_Emphasis"><text:span text:style-name="T5">Related: </text:span></text:span><text:a xlink:type="simple" xlink:href="https://www.indeed.com/career-advice/interviewing/top-interview-questions-and-answers" text:style-name="Internet_20_link" text:visited-style-name="Visited_20_Internet_20_Link"><text:span text:style-name="Strong_20_Emphasis"><text:span text:style-name="T7">22 Most Common Interview Questions and Best Answers (With Tips)</text:span></text:span></text:a></text:p>
        <text:h text:style-name="P13" text:outline-level="3">2. What is the purpose of a retrospective?</text:h>
        <text:p text:style-name="P44">A retrospective is a key part of Scrum that occurs at the end of each sprint. A successful answer to this question will demonstrate your ability to evaluate obstacles and successes. Use this opportunity to explain how you used a retrospective to learn and grow as a team member.</text:p>
        <text:p text:style-name="P46"><text:span text:style-name="T6">If possible, use the </text:span><text:a xlink:type="simple" xlink:href="https://www.indeed.com/career-advice/interviewing/how-to-use-the-star-interview-response-technique" text:style-name="Internet_20_link" text:visited-style-name="Visited_20_Internet_20_Link"><text:span text:style-name="T8">STAR method </text:span></text:a><text:span text:style-name="T6">for your answer, as well as the rest of your responses. STAR stands for:</text:span></text:p>
        <text:list xml:id="list1114295535" text:style-name="L28">
          <text:list-item>
            <text:p text:style-name="P47"><text:span text:style-name="Strong_20_Emphasis"><text:span text:style-name="T5">Situation:</text:span></text:span><text:span text:style-name="T6"> Describe a time where you encountered a particular challenge.</text:span></text:p>
          </text:list-item>
          <text:list-item>
            <text:p text:style-name="P47"><text:span text:style-name="Strong_20_Emphasis"><text:span text:style-name="T5">Task:</text:span></text:span><text:span text:style-name="T6"> Explain your role in the situation. </text:span></text:p>
          </text:list-item>
          <text:list-item>
            <text:p text:style-name="P47"><text:span text:style-name="Strong_20_Emphasis"><text:span text:style-name="T5">Action:</text:span></text:span><text:span text:style-name="T6"> Talk about the steps you took to overcome the obstacle.</text:span></text:p>
          </text:list-item>
          <text:list-item>
            <text:p text:style-name="P47"><text:span text:style-name="Strong_20_Emphasis"><text:span text:style-name="T5">Result:</text:span></text:span><text:span text:style-name="T6"> Detail what happened after your action.</text:span></text:p>
          </text:list-item>
        </text:list>
        <text:p text:style-name="P44">Using the STAR method provides a thorough response that demonstrates your ability to take action as well as your knowledge on a subject.</text:p>
        <text:p text:style-name="P46"><text:span text:style-name="Strong_20_Emphasis"><text:span text:style-name="T5">Example:</text:span></text:span><text:span text:style-name="T6"> </text:span><text:span text:style-name="Emphasis"><text:span text:style-name="T6">“A retrospective helps a team review a sprint to see what each person learned. At one of my previous jobs, we had a particularly challenging sprint. As the front end developer, I encountered a bug in the program that I could not solve on my own. When I spent too much time on it, I asked my product tester to look at the code to see what I was missing. They were able to find and fix the bug relatively quickly.</text:span></text:span></text:p>
        <text:p text:style-name="P46"><text:span text:style-name="Emphasis"><text:span text:style-name="T6">During the retrospective, our Scrum master asked me to talk about any issues I had during the sprint. I explained the bug and how the tester helped me work through it. I was able to praise the tester for their hard work and talked about how important it was to ask for help when you need it. I think retrospectives help increase teamwork and help the group learn together.”</text:span></text:span></text:p>
        <text:h text:style-name="P13" text:outline-level="3"><text:soft-page-break/>3. What is the most important function of a Scrum master?</text:h>
        <text:p text:style-name="P44">Scrum masters guide the progress of a project and are heavily involved in planning realistic goals for their team. Even if you aren’t interviewing for a Scrum master position, your response will demonstrate your general knowledge of this method. When preparing an answer, reflect on past projects, and provide specific examples of Scrum master functions.</text:p>
        <text:p text:style-name="P46"><text:span text:style-name="Strong_20_Emphasis"><text:span text:style-name="T5">Example:</text:span></text:span><text:span text:style-name="T6"> </text:span><text:span text:style-name="Emphasis"><text:span text:style-name="T6">“I believe one of the most important functions of a Scrum master is communication. As a developer, I was working on a project to create an automatic lock system for a building. During one of the retrospectives, our team was having trouble starting a discussion that reviewed our sprint.</text:span></text:span></text:p>
        <text:p text:style-name="P46"><text:span text:style-name="Emphasis"><text:span text:style-name="T6">Our Scrum master helped us facilitate the conversation by using techniques they acquired during their training. They helped us discuss impediments we encountered during the sprint and how we could avoid them in the future. Their strong communication abilities helped us learn more and apply different techniques to become more effective.”</text:span></text:span></text:p>
        <text:h text:style-name="P13" text:outline-level="3">4. What is zero planning?</text:h>
        <text:p text:style-name="P44">Zero planning, also sometimes called "zero sprint," is the preparation part of a project cycle. In your interview, try to explain what zero planning is and why it exists in the Scrum framework to demonstrate that you understand its important function. To provide a thorough answer, consider describing your personal experience with zero planning and how you successfully prepare for projects.</text:p>
        <text:p text:style-name="P46"><text:span text:style-name="Strong_20_Emphasis"><text:span text:style-name="T5">Example:</text:span></text:span><text:span text:style-name="T6"> </text:span><text:span text:style-name="Emphasis"><text:span text:style-name="T6">“Zero planning happens at the start of a project to ensure the team meets all of the requirements listed. As a Scrum master, I have a basic outline for my zero planning sprints.</text:span></text:span></text:p>
        <text:p text:style-name="P46"><text:span text:style-name="Emphasis"><text:span text:style-name="T6">First, I review the requirements with the client and my product manager. We want to make sure we understand exactly what the client wants from the product or service. Then, I gather all of my resources, including the right team members and material needs. After that, I plan the sprints. I like to make sure my team can complete the sprint within that amount of time by outlining the basics for each week, sometimes each day.</text:span></text:span></text:p>
        <text:p text:style-name="P46"><text:span text:style-name="Emphasis"><text:span text:style-name="T6">I try to utilize my zero planning time to create a smooth project plan with a successful end result. I believe zero planning has enabled me to be an effective Scrum master.”</text:span></text:span></text:p>
        <text:h text:style-name="P13" text:outline-level="3">5. What’s the difference between Agile and Scrum?</text:h>
        <text:p text:style-name="P44">Scrum is an Agile style of project management that focuses more on structured release times and team collaboration.  Offering an answer that explains some of the key differences between the styles shows you have a thorough understanding that helps you better function <text:soft-page-break/>in a Scrum environment. Try to offer a response that explains both similarities and differences. If you’ve worked in both Agile and Scrum frameworks, give examples.</text:p>
        <text:p text:style-name="P46"><text:span text:style-name="Strong_20_Emphasis"><text:span text:style-name="T5">Example:</text:span></text:span><text:span text:style-name="T6"> </text:span><text:span text:style-name="Emphasis"><text:span text:style-name="T6">“Both Agile and Scrum are relatively flexible project management methods that help teams release a product or service in stages. They both involve client feedback to create a more satisfactory product. One of the main differences is that Scrum focuses on separating the project into manageable and consistent sprint time periods. Scrum is also a team-oriented framework, while Agile has a project manager that leads the team.</text:span></text:span></text:p>
        <text:p text:style-name="P46"><text:span text:style-name="Emphasis"><text:span text:style-name="T6">Instead of a project manager, Scrum teams have a Scrum master who makes sure their team has all of the resources they need to complete a project. They also help a Scrum team stay focused by planning the tasks they should complete during each sprint.</text:span></text:span></text:p>
        <text:p text:style-name="P46"><text:span text:style-name="Emphasis"><text:span text:style-name="T6">I’ve worked in both Agile and Scrum environments. I prefer Scrum because I can work more closely with my team, and I appreciate that each member of the team can offer their input on the best way to complete the project.”</text:span></text:span></text:p>
        <text:p text:style-name="P46"><text:span text:style-name="Strong_20_Emphasis"><text:span text:style-name="T5">Related: </text:span></text:span><text:a xlink:type="simple" xlink:href="https://www.indeed.com/career-advice/interviewing/project-manager-interview-questions?from=careeradvice-US" text:style-name="Internet_20_link" text:visited-style-name="Visited_20_Internet_20_Link"><text:span text:style-name="Strong_20_Emphasis"><text:span text:style-name="T7">11 Common Project Manager Interview Questions and Answers</text:span></text:span></text:a></text:p>
        <text:h text:style-name="P13" text:outline-level="3">6. Tell me about a time you encountered an impediment during a project</text:h>
        <text:p text:style-name="P44">Impediments, or blockers, are obstacles you encounter during a project. Being able to quickly identify and resolve impediments shows interviewers that you can use critical thinking and problem-solving abilities to overcome a challenge. Your answer can illustrate any specific skills you employed to address an impediment. Use the STAR method to create a specific answer to this situational question. </text:p>
        <text:p text:style-name="P46"><text:span text:style-name="Strong_20_Emphasis"><text:span text:style-name="T5">Example:</text:span></text:span><text:span text:style-name="T6"> </text:span><text:span text:style-name="Emphasis"><text:span text:style-name="T6">“There was one time when I was an integration developer working on an application programming interface. My team was able to get the program to work locally, but when we uploaded it into the production environment, we encountered an error where the data wasn’t transferred correctly. We weren’t getting the same results, so we had to review our process to see what was causing the error. We finally found that we didn’t properly configure the settings, so once we fixed that, the program worked in production.</text:span></text:span></text:p>
        <text:p text:style-name="P46"><text:span text:style-name="Emphasis"><text:span text:style-name="T6">The error caused a delay in our sprint. During the next planning period, we had to alter our tasks for the following sprint to make sure we finished everything on time. Ultimately, the program was successful, and my team created an upload checklist so we wouldn’t encounter the issue again.”</text:span></text:span></text:p>
        <text:h text:style-name="P13" text:outline-level="3">7. What is the function of stand-ups?</text:h>
        <text:p text:style-name="P44">Stand-ups, or "daily scrums," are short meetings that help team members plan the rest of their workday. During a stand-up, each team member explains their progress on tasks and <text:soft-page-break/>the work they expect to complete that day. Understanding the purpose of stand-ups will reflect time-management and planning skills. When you prepare an answer, consider defining stand-ups and how you use them to schedule the rest of your day and week. </text:p>
        <text:p text:style-name="P46"><text:span text:style-name="Strong_20_Emphasis"><text:span text:style-name="T5">Example:</text:span></text:span><text:span text:style-name="T6"> </text:span><text:span text:style-name="Emphasis"><text:span text:style-name="T6">“Stand-ups are daily meetings where team members explain what they’re working on so everyone knows the progress of a project. Having a daily stand-up ensures the project is on track and everyone completes tasks as planned. It allows for more thorough communication among the team. At my last job, the team used stand-ups to share what we planned to do during the day and asked for help on specific tasks. That way, we knew we would finish all of the assignments within each sprint.”</text:span></text:span></text:p>
        <text:p text:style-name="P46"><text:span text:style-name="Strong_20_Emphasis"><text:span text:style-name="T5">Related: </text:span></text:span><text:a xlink:type="simple" xlink:href="https://www.indeed.com/career-advice/interviewing/what-to-bring-to-a-job-interview?from=careeradvice-US" text:style-name="Internet_20_link" text:visited-style-name="Visited_20_Internet_20_Link"><text:span text:style-name="Strong_20_Emphasis"><text:span text:style-name="T7">7 Items to Bring to a Job Interview</text:span></text:span></text:a></text:p>
        <text:h text:style-name="P13" text:outline-level="3">8. What is the importance of a product backlog?</text:h>
        <text:p text:style-name="P44">A product backlog is a collection of tasks that help plan for and complete goals. Your response should demonstrate your critical thinking skills and your ability to define goals and steps clearly. Craft an answer that explains what you believe is most important about product backlogs. Try to give a specific example of how you planned and used a backlog to work through a project successfully.</text:p>
        <text:p text:style-name="P46"><text:span text:style-name="Strong_20_Emphasis"><text:span text:style-name="T5">Example:</text:span></text:span><text:span text:style-name="T6"> </text:span><text:span text:style-name="Emphasis"><text:span text:style-name="T6">“Product backlogs are a huge part of creating even sprints. They help teams make sure they develop sprint plans that aren’t too short or long, and they can help a team stay focused.</text:span></text:span></text:p>
        <text:p text:style-name="P46"><text:span text:style-name="Emphasis"><text:span text:style-name="T6">At my last job, my team began a project to create an asset management program. In zero planning, my team met to create a list of goals. We separated each goal and planned each one by developing a collection of tasks we needed to do to complete it. When we looked at each task, we gave it points based on its complexity. The more complex the task, the more points we gave it. We then put the tasks in the product backlog.</text:span></text:span></text:p>
        <text:p text:style-name="P46"><text:span text:style-name="Emphasis"><text:span text:style-name="T6">As we worked through the steps, we marked each one as ‘in progress’ or ‘complete’ to measure the progress. At about the middle of each sprint, we had another meeting to review the backlog. During one of the sprints, we encountered an issue where we lost our direction. We couldn’t figure out what we needed to do next to keep the project moving. After looking at the product backlog, we were able to plan the rest of our week, which helped us refocus and get back on track.”</text:span></text:span></text:p>
        <text:h text:style-name="P13" text:outline-level="3">9. What is the most important thing for a product owner to do?</text:h>
        <text:p text:style-name="P44">Product owners are responsible for ensuring the success of the good or service a project produces. Regardless of whether you’re interviewing for a product owner position, explaining <text:soft-page-break/>the key functions of the role shows you thoroughly understand Scrum. Your answer can be anything you believe is most important for a product manager to do, as long as you can explain your reasoning. </text:p>
        <text:p text:style-name="P46"><text:span text:style-name="Strong_20_Emphasis"><text:span text:style-name="T5">Example:</text:span></text:span><text:span text:style-name="T6"> </text:span><text:span text:style-name="Emphasis"><text:span text:style-name="T6">“It is important for a product owner to stay flexible and track the team’s progress.</text:span></text:span></text:p>
        <text:p text:style-name="P46"><text:span text:style-name="Emphasis"><text:span text:style-name="T6">At one of my previous positions as a tester, I worked with my team during zero planning to develop a strategy to create a keycard identification system. As I was testing one of the software functions, I found an issue where the specifications didn’t have an administrator on the client’s side, meaning our company would have to add and delete keycard users at the customer’s request, which could be nearly 100 times per week. Each request could take up to 10 minutes to verify, which would have caused a time issue within our company.</text:span></text:span></text:p>
        <text:p text:style-name="P46"><text:span text:style-name="Emphasis"><text:span text:style-name="T6">Instead of following the project as we originally defined it, the product owner contacted the client to explain the situation. They suggested to the customer that they should include two administrators so they could process requests faster. We would have to add a two-week sprint to add the administrators, but the client agreed. The client was ultimately satisfied, and both sides saved a lot of time in the long-term because our product owner was flexible.”</text:span></text:span></text:p>
        <text:h text:style-name="P13" text:outline-level="3">10. What is a user story?</text:h>
        <text:p text:style-name="P44">A user story creates a thorough understanding of the client’s needs. Developing an effective user story is one of the most important functions in completing a successful project because it can accurately describe the goal of a product or service. Use a specific example of a time you helped devise a user story and the result. </text:p>
        <text:p text:style-name="P46"><text:span text:style-name="Strong_20_Emphasis"><text:span text:style-name="T5">Example:</text:span></text:span><text:span text:style-name="T6"> </text:span><text:span text:style-name="Emphasis"><text:span text:style-name="T6">“A user story is a statement that helps define the project. In my first front-end developer position, my Scrum master explained a user story in three basic elements—role, goal and benefit, or RGB. We had a project where a client wanted us to help them create their client-facing portal to sell imported gourmet food. During zero planning, we developed the user story based on RGB, which was ‘I am an imported goods seller who wants to build a customer website to increase sales.’</text:span></text:span></text:p>
        <text:p text:style-name="P46"><text:span text:style-name="Emphasis"><text:span text:style-name="T6">Whenever my team felt like we were losing focus, we could look at the user story and remember our purpose. It helped us keep the project terms simple and complete tasks on time.”</text:span></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Helvetica Neue" svg:font-family="'Helvetica Neue', Helvetica, Arial, 'Liberation Sans', Roboto, No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12:52:45.021000000</dc:date>
    <meta:editing-duration>PT1M48S</meta:editing-duration>
    <meta:editing-cycles>2</meta:editing-cycles>
    <meta:generator>LibreOffice/7.2.0.4$Windows_X86_64 LibreOffice_project/9a9c6381e3f7a62afc1329bd359cc48accb6435b</meta:generator>
    <meta:document-statistic meta:table-count="2" meta:image-count="0" meta:object-count="0" meta:page-count="20" meta:paragraph-count="259" meta:word-count="5171" meta:character-count="30352" meta:non-whitespace-character-count="25539"/>
  </office:meta>
</office:document-meta>
</file>